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<text:tab/><text:tab/><text:tab/>ACM General Body Meeting </text:p>
      <text:p text:style-name="Standard"><text:tab/><text:tab/><text:tab/><text:tab/> <text:s text:c="10"/>09-15-2010</text:p>
      <text:p text:style-name="Standard"/>
      <text:p text:style-name="P3">Officer Attendance:</text:p>
      <text:p text:style-name="Standard">President</text:p>
      <text:p text:style-name="Standard">Vice President</text:p>
      <text:p text:style-name="Standard">Treasurer</text:p>
      <text:p text:style-name="Standard">Secretary</text:p>
      <text:p text:style-name="Standard">Event Coordinator</text:p>
      <text:p text:style-name="Standard">Publicity Chair</text:p>
      <text:p text:style-name="Standard">Fundraising Chair</text:p>
      <text:p text:style-name="Standard">Historian</text:p>
      <text:p text:style-name="Standard">Librarian </text:p>
      <text:p text:style-name="Standard">Membership Chair</text:p>
      <text:p text:style-name="Standard"/>
      <text:p text:style-name="P1">Introduction:</text:p>
      <text:p text:style-name="Standard">What is ACM? <text:s/>What it can do for you?</text:p>
      <text:p text:style-name="Standard"/>
      <text:p text:style-name="Standard"><text:span text:style-name="T1">Introducing the officers</text:span>. Offering appointed positions: Vendor, office technician, and AESB Rep. <text:s/></text:p>
      <text:p text:style-name="Standard"/>
      <text:p text:style-name="P3">Locations:</text:p>
      <text:p text:style-name="Standard">The ACM Office ENG3-110</text:p>
      <text:p text:style-name="Standard">ACM Library</text:p>
      <text:p text:style-name="Standard"/>
      <text:p text:style-name="P2"><text:span text:style-name="T2">Introducing Project:</text:span> </text:p>
      <text:p text:style-name="Standard">Veterans Affairs Memory Test</text:p>
      <text:p text:style-name="Standard">Microsoft Imagine Cup</text:p>
      <text:p text:style-name="Standard">TEAR</text:p>
      <text:p text:style-name="Standard">Helping Hands</text:p>
      <text:p text:style-name="Standard">Mobile Dev Team</text:p>
      <text:p text:style-name="Standard">Web Dev Team </text:p>
      <text:p text:style-name="Standard">CSULB Programming Team</text:p>
      <text:p text:style-name="Standard"/>
      <text:p text:style-name="Standard">New project? Start your own! <text:s/>Need to be approved by ACM by giving it a project charter.</text:p>
      <text:p text:style-name="Standard"/>
      <text:p text:style-name="P3">Upcoming Events: </text:p>
      <text:p text:style-name="Standard">Women Engineering @ Beach Oct 22<text:span text:style-name="T3">nd</text:span>.</text:p>
      <text:p text:style-name="Standard"/>
      <text:p text:style-name="P3">Previous Event:</text:p>
      <text:p text:style-name="Standard">Windows 7 Event (March 2009).</text:p>
      <text:p text:style-name="Standard"/>
      <text:p text:style-name="P3">Ongoing Meetings:</text:p>
      <text:p text:style-name="Standard">AESB Fridays </text:p>
      <text:p text:style-name="Standard">ACM General Body Meetings: Sep 15<text:span text:style-name="T3">th</text:span>, Oct 13, Nov 17<text:span text:style-name="T3">th</text:span>, Dec 8<text:span text:style-name="T3">th</text:span>. </text:p>
      <text:p text:style-name="Standard"/>
      <text:p text:style-name="P3">ACM Admin Meetings</text:p>
      <text:p text:style-name="Standard">Sep 22, 29</text:p>
      <text:p text:style-name="Standard">Oct 6,20,27</text:p>
      <text:p text:style-name="Standard">Nov 3,17</text:p>
      <text:p text:style-name="Standard"><text:soft-page-break/>Dec 1</text:p>
      <text:p text:style-name="Standard"/>
      <text:p text:style-name="Standard">Questions: What do the following have in common?</text:p>
      <text:p text:style-name="Standard">Talk about success: Outliers. <text:s/></text:p>
      <text:p text:style-name="Standard">Connections: It is not what you know but who you know.</text:p>
      <text:p text:style-name="Standard">Culture: Surround yourself with people that want to be successful.</text:p>
      <text:p text:style-name="Standard">Accumulative Advantage: Take on the fat guy with style.</text:p>
      <text:p text:style-name="Standard"/>
      <text:p text:style-name="Standard">Some of our success stories: How ACM got us jobs.</text:p>
      <text:p text:style-name="Standard">How can we help you be successful?</text:p>
      <text:p text:style-name="Standard">ACM has access to Windows 7 OS and willing to give it out to hard-working students.</text:p>
      <text:p text:style-name="Standard"/>
      <text:p text:style-name="Standard">Apply to National Membership.</text:p>
      <text:p text:style-name="Standard"/>
      <text:p text:style-name="Standard"/>
      <text:p text:style-name="P3">Questions?</text:p>
      <text:p text:style-name="Standard">How to apply for nationals?</text:p>
      <text:p text:style-name="Standard"/>
      <text:p text:style-name="Standard">Meeting Adjourn 12:31 PM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8M43S</meta:editing-duration>
    <meta:editing-cycles>16</meta:editing-cycles>
    <meta:generator>OpenOffice.org/3.2$Win32 OpenOffice.org_project/320m18$Build-9502</meta:generator>
    <dc:date>2010-09-15T12:32:31.54</dc:date>
    <meta:document-statistic meta:table-count="0" meta:image-count="0" meta:object-count="0" meta:page-count="2" meta:paragraph-count="52" meta:word-count="221" meta:character-count="1367"/>
    <meta:user-defined meta:name="Info 1"/>
    <meta:user-defined meta:name="Info 2"/>
    <meta:user-defined meta:name="Info 3"/>
    <meta:user-defined meta:name="Info 4"/>
  </office:meta>
</office:document-meta>
</file>